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da571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ee59b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ee59b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0d788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26492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8bddd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822e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cdbc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74ef3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b3172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b68c1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da571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26492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526492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58bddd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5b0cb2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526492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526492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26492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526492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526492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526492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526492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526492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526492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526492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526492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526492" style:font-name-asian="Times New Roman1" style:font-size-asian="12pt" style:font-name-complex="Times New Roman1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57360a" style:font-size-asian="12pt" style:font-size-complex="12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53d662" style:font-size-asian="12pt" style:font-size-complex="12pt"/>
    </style:style>
    <style:style style:name="P4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526492" style:font-size-asian="12pt" style:font-size-complex="12pt" style:language-complex="ar" style:country-complex="SA" loext:padding="0in" loext:border="none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526492" style:font-size-asian="12pt" style:font-size-complex="12pt" style:language-complex="ar" style:country-complex="SA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58bddd" style:font-size-asian="12pt" style:font-size-complex="12pt" style:language-complex="ar" style:country-complex="SA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5b0cb2" style:font-size-asian="12pt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text-position="0% 100%" style:font-name="Times New Roman" fo:font-size="12pt" fo:language="uk" fo:country="UA" style:text-underline-style="none" officeooo:rsid="0019ccc0" officeooo:paragraph-rsid="00526492" style:font-name-asian="Symbol1" style:font-size-asian="12pt" style:font-name-complex="Times New Roman" style:font-size-complex="12pt" style:language-complex="ar" style:country-complex="SA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58bddd" style:font-size-asian="12pt" style:font-size-complex="12pt" style:language-complex="ar" style:country-complex="SA"/>
    </style:style>
    <style:style style:name="P48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526492" style:font-size-asian="12pt" style:font-size-complex="12pt" style:language-complex="ar" style:country-complex="SA"/>
    </style:style>
    <style:style style:name="P49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56b083" style:font-size-asian="12pt" style:font-size-complex="12pt"/>
    </style:style>
    <style:style style:name="P50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286af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2d1800" style:font-size-asian="12pt" style:font-name-complex="Times New Roman" style:font-size-complex="12pt" style:language-complex="ar" style:country-complex="SA"/>
    </style:style>
    <style:style style:name="P56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4286af" style:font-size-asian="12pt" style:font-name-complex="Times New Roman" style:font-size-complex="12pt" style:language-complex="ar" style:country-complex="SA"/>
    </style:style>
    <style:style style:name="P57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58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56b083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4b3172" style:font-name-complex="Times New Roman"/>
    </style:style>
    <style:style style:name="T5" style:family="text">
      <style:text-properties style:text-position="sub 58%" officeooo:rsid="004da571" style:font-name-complex="Times New Roman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4da571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3af8b7" style:font-name-asian="Symbol1" style:font-name-complex="Times New Roman"/>
    </style:style>
    <style:style style:name="T13" style:family="text">
      <style:text-properties style:text-position="0% 100%" officeooo:rsid="00152284" style:font-name-asian="Symbol1"/>
    </style:style>
    <style:style style:name="T14" style:family="text">
      <style:text-properties style:text-position="0% 100%" officeooo:rsid="00152ee4" style:font-name-asian="Symbol1"/>
    </style:style>
    <style:style style:name="T15" style:family="text">
      <style:text-properties style:text-position="0% 100%" officeooo:rsid="0015a3a6" style:font-name-asian="Symbol1"/>
    </style:style>
    <style:style style:name="T16" style:family="text">
      <style:text-properties style:text-position="0% 100%" officeooo:rsid="0006f533" style:font-name-asian="Times New Roman1" style:font-name-complex="Times New Roman1"/>
    </style:style>
    <style:style style:name="T17" style:family="text">
      <style:text-properties style:text-position="0% 100%" officeooo:rsid="00152284" style:font-name-asian="Symbol" style:font-name-complex="Symbol"/>
    </style:style>
    <style:style style:name="T18" style:family="text">
      <style:text-properties style:font-name-asian="Symbol" style:font-name-complex="Symbol"/>
    </style:style>
    <style:style style:name="T19" style:family="text">
      <style:text-properties officeooo:rsid="0003347c" style:font-name-asian="Symbol" style:font-name-complex="Symbol"/>
    </style:style>
    <style:style style:name="T20" style:family="text">
      <style:text-properties officeooo:rsid="00020fd0" style:font-name-asian="Symbol" style:font-name-complex="Symbol"/>
    </style:style>
    <style:style style:name="T21" style:family="text">
      <style:text-properties officeooo:rsid="00067e84" style:font-name-asian="Symbol" style:font-name-complex="Symbol"/>
    </style:style>
    <style:style style:name="T22" style:family="text">
      <style:text-properties officeooo:rsid="004da571" style:font-name-asian="Symbol" style:font-name-complex="Symbol"/>
    </style:style>
    <style:style style:name="T23" style:family="text">
      <style:text-properties style:font-name-asian="Symbol1"/>
    </style:style>
    <style:style style:name="T24" style:family="text">
      <style:text-properties style:font-name-asian="Symbol1" style:font-name-complex="Times New Roman"/>
    </style:style>
    <style:style style:name="T25" style:family="text">
      <style:text-properties officeooo:rsid="00113f11" style:font-name-asian="Symbol1" style:font-name-complex="Times New Roman"/>
    </style:style>
    <style:style style:name="T26" style:family="text">
      <style:text-properties officeooo:rsid="005423a6" style:font-name-asian="Symbol1" style:font-name-complex="Times New Roman"/>
    </style:style>
    <style:style style:name="T27" style:family="text">
      <style:text-properties officeooo:rsid="00133909" style:font-name-asian="Symbol1" style:font-name-complex="Times New Roman"/>
    </style:style>
    <style:style style:name="T28" style:family="text">
      <style:text-properties style:font-name-asian="Symbol1" style:font-name-complex="Symbol1"/>
    </style:style>
    <style:style style:name="T29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43abe2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58bddd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-asian="Symbol1"/>
    </style:style>
    <style:style style:name="T34" style:family="text">
      <style:text-properties style:use-window-font-color="true" style:text-position="0% 100%" officeooo:rsid="0015a3a6" style:font-name-asian="Symbol1" style:font-name-complex="Times New Roman"/>
    </style:style>
    <style:style style:name="T35" style:family="text">
      <style:text-properties style:use-window-font-color="true" style:text-position="0% 100%" officeooo:rsid="0019ccc0" style:font-name-asian="Symbol1" style:font-name-complex="Times New Roman"/>
    </style:style>
    <style:style style:name="T36" style:family="text">
      <style:text-properties style:use-window-font-color="true" style:text-position="0% 100%" officeooo:rsid="001bb99b" style:font-name-asian="Symbol1" style:font-name-complex="Times New Roman"/>
    </style:style>
    <style:style style:name="T37" style:family="text">
      <style:text-properties style:use-window-font-color="true" style:text-position="0% 100%" officeooo:rsid="001d1f55" style:font-name-asian="Symbol1" style:font-name-complex="Times New Roman"/>
    </style:style>
    <style:style style:name="T38" style:family="text">
      <style:text-properties style:use-window-font-color="true" style:text-position="0% 100%" officeooo:rsid="001e28a3" style:font-name-asian="Symbol1" style:font-name-complex="Times New Roman"/>
    </style:style>
    <style:style style:name="T39" style:family="text">
      <style:text-properties style:use-window-font-color="true" style:text-position="0% 100%" officeooo:rsid="001f6207" style:font-name-asian="Symbol1" style:font-name-complex="Times New Roman"/>
    </style:style>
    <style:style style:name="T40" style:family="text">
      <style:text-properties style:use-window-font-color="true" style:text-position="0% 100%" officeooo:rsid="00209f49" style:font-name-asian="Symbol1" style:font-name-complex="Times New Roman"/>
    </style:style>
    <style:style style:name="T41" style:family="text">
      <style:text-properties style:use-window-font-color="true" style:text-position="0% 100%" officeooo:rsid="00213a04" style:font-name-asian="Symbol1" style:font-name-complex="Times New Roman"/>
    </style:style>
    <style:style style:name="T42" style:family="text">
      <style:text-properties style:use-window-font-color="true" style:text-position="0% 100%" officeooo:rsid="0021d54f" style:font-name-asian="Symbol1" style:font-name-complex="Times New Roman"/>
    </style:style>
    <style:style style:name="T43" style:family="text">
      <style:text-properties style:use-window-font-color="true" style:text-position="0% 100%" officeooo:rsid="0058bddd" style:font-name-asian="Symbol1" style:font-name-complex="Times New Roman"/>
    </style:style>
    <style:style style:name="T44" style:family="text">
      <style:text-properties style:use-window-font-color="true" style:text-position="0% 100%" officeooo:rsid="001bb99b" style:font-name-asian="Symbol1"/>
    </style:style>
    <style:style style:name="T45" style:family="text">
      <style:text-properties style:use-window-font-color="true" style:text-position="0% 100%" officeooo:rsid="00152ee4" style:font-name-asian="Symbol1"/>
    </style:style>
    <style:style style:name="T46" style:family="text">
      <style:text-properties style:use-window-font-color="true" style:text-position="0% 100%" officeooo:rsid="0015a3a6" style:font-name-asian="Symbol1"/>
    </style:style>
    <style:style style:name="T47" style:family="text">
      <style:text-properties style:use-window-font-color="true" style:text-position="0% 100%" officeooo:rsid="001bb99b" style:font-name-asian="Symbol" style:font-name-complex="Symbol"/>
    </style:style>
    <style:style style:name="T48" style:family="text">
      <style:text-properties style:use-window-font-color="true" style:text-position="0% 100%" officeooo:rsid="001d1f55" style:font-name-asian="Symbol" style:font-name-complex="Symbol"/>
    </style:style>
    <style:style style:name="T49" style:family="text">
      <style:text-properties style:use-window-font-color="true" style:text-position="0% 100%" officeooo:rsid="00209f49" style:font-name-asian="Symbol" style:font-name-complex="Symbol"/>
    </style:style>
    <style:style style:name="T50" style:family="text">
      <style:text-properties style:use-window-font-color="true" style:text-position="0% 100%" officeooo:rsid="001f6207" style:font-name-asian="Calibri" style:font-name-complex="Times New Roman"/>
    </style:style>
    <style:style style:name="T51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58bddd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4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5" style:family="text">
      <style:text-properties style:use-window-font-color="true" style:text-position="0% 100%" style:font-name-asian="Times New Roman1" style:font-name-complex="Times New Roman1"/>
    </style:style>
    <style:style style:name="T66" style:family="text">
      <style:text-properties style:use-window-font-color="true" style:text-position="0% 100%" officeooo:rsid="00226033" style:font-name-asian="Times New Roman1" style:font-name-complex="Times New Roman1"/>
    </style:style>
    <style:style style:name="T67" style:family="text">
      <style:text-properties style:use-window-font-color="true" style:text-position="0% 100%" officeooo:rsid="0023fb3a" style:font-name-asian="Times New Roman1" style:font-name-complex="Times New Roman1"/>
    </style:style>
    <style:style style:name="T68" style:family="text">
      <style:text-properties style:use-window-font-color="true" style:text-position="0% 100%" officeooo:rsid="00259524" style:font-name-asian="Times New Roman1" style:font-name-complex="Times New Roman1"/>
    </style:style>
    <style:style style:name="T69" style:family="text">
      <style:text-properties style:use-window-font-color="true" style:text-position="sub 58%" officeooo:rsid="001bb99b" style:font-name-asian="Symbol1" style:font-name-complex="Times New Roman"/>
    </style:style>
    <style:style style:name="T70" style:family="text">
      <style:text-properties style:use-window-font-color="true" style:text-position="sub 58%" officeooo:rsid="001d1f55" style:font-name-asian="Symbol1" style:font-name-complex="Times New Roman"/>
    </style:style>
    <style:style style:name="T71" style:family="text">
      <style:text-properties style:use-window-font-color="true" style:text-position="sub 58%" officeooo:rsid="001f6207" style:font-name-asian="Symbol1" style:font-name-complex="Times New Roman"/>
    </style:style>
    <style:style style:name="T72" style:family="text">
      <style:text-properties style:use-window-font-color="true" style:text-position="sub 58%" officeooo:rsid="001bb99b" style:font-name-asian="Symbol1"/>
    </style:style>
    <style:style style:name="T73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5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6" style:family="text">
      <style:text-properties style:use-window-font-color="true" style:text-position="super 58%" officeooo:rsid="001d1f55" style:font-name-asian="Symbol1" style:font-name-complex="Times New Roman"/>
    </style:style>
    <style:style style:name="T77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78" style:family="text">
      <style:text-properties style:use-window-font-color="true" officeooo:rsid="00113f11" style:font-name-asian="Calibri" style:font-name-complex="Times New Roman"/>
    </style:style>
    <style:style style:name="T79" style:family="text">
      <style:text-properties style:use-window-font-color="true" officeooo:rsid="0058bddd" style:font-name-asian="Calibri" style:font-name-complex="Times New Roman"/>
    </style:style>
    <style:style style:name="T80" style:family="text">
      <style:text-properties style:use-window-font-color="true" style:font-name="Times New Roman" fo:language="uk" fo:country="UA" officeooo:rsid="0044262f" style:font-name-asian="Calibri" style:font-name-complex="Times New Roman" style:language-complex="ar" style:country-complex="SA"/>
    </style:style>
    <style:style style:name="T81" style:family="text">
      <style:text-properties fo:font-variant="normal" fo:text-transform="none" fo:letter-spacing="normal" fo:font-style="normal" fo:font-weight="normal" loext:padding="0in" loext:border="none"/>
    </style:style>
    <style:style style:name="T82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3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4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5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87" style:family="text">
      <style:text-properties fo:font-variant="normal" fo:text-transform="none" fo:letter-spacing="normal" fo:font-style="normal" fo:font-weight="normal" officeooo:rsid="0058bddd" style:font-name-complex="Times New Roman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58bddd" loext:padding="0in" loext:border="none"/>
    </style:style>
    <style:style style:name="T89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0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1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2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5" style:family="text">
      <style:text-properties fo:font-variant="normal" fo:text-transform="none" style:text-position="0% 100%" fo:letter-spacing="normal" fo:font-style="normal" fo:font-weight="normal" officeooo:rsid="0058bddd" style:font-name-asian="Symbol1" style:font-name-complex="Times New Roman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97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98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99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0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21d54f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Times New Roman1" style:font-name-complex="Times New Roman1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58bddd" style:font-name-asian="Symbol1" style:font-name-complex="Times New Roman" style:language-complex="ar" style:country-complex="SA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9ccc0" style:font-name-asian="Symbol1" style:font-name-complex="Times New Roman" style:language-complex="ar" style:country-complex="SA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5a3a6" style:font-name-asian="Symbol1" style:font-name-complex="Times New Roman" style:language-complex="ar" style:country-complex="SA" loext:padding="0in" loext:border="none"/>
    </style:style>
    <style:style style:name="T111" style:family="text">
      <style:text-properties fo:font-variant="normal" fo:text-transform="none" style:use-window-font-color="true" style:text-position="0% 100%" style:font-name="Times New Roman" fo:letter-spacing="normal" fo:language="uk" fo:country="UA" fo:font-style="normal" fo:font-weight="normal" officeooo:rsid="00226033" style:font-name-asian="Symbol1" style:font-name-complex="Times New Roman" style:language-complex="ar" style:country-complex="SA" loext:padding="0in" loext:border="none"/>
    </style:style>
    <style:style style:name="T112" style:family="text">
      <style:text-properties fo:font-variant="normal" fo:text-transform="none" style:use-window-font-color="true" style:text-position="0% 100%" style:font-name="Times New Roman" fo:letter-spacing="normal" fo:language="uk" fo:country="UA" fo:font-style="normal" fo:font-weight="normal" officeooo:rsid="0053d662" style:font-name-asian="Symbol1" style:font-name-complex="Times New Roman" style:language-complex="ar" style:country-complex="SA" loext:padding="0in" loext:border="none"/>
    </style:style>
    <style:style style:name="T113" style:family="text">
      <style:text-properties fo:font-variant="normal" fo:text-transform="none" style:use-window-font-color="true" style:text-position="0% 100%" style:font-name="Times New Roman" fo:letter-spacing="normal" fo:language="uk" fo:country="UA" fo:font-style="normal" fo:font-weight="normal" officeooo:rsid="00145be7" style:font-name-asian="Symbol1" style:font-name-complex="Times New Roman" style:language-complex="ar" style:country-complex="SA" loext:padding="0in" loext:border="none"/>
    </style:style>
    <style:style style:name="T114" style:family="text">
      <style:text-properties fo:font-variant="normal" fo:text-transform="none" style:use-window-font-color="true" style:text-position="0% 100%" style:font-name="Times New Roman" fo:letter-spacing="normal" fo:language="uk" fo:country="UA" fo:font-style="normal" fo:font-weight="normal" officeooo:rsid="00152284" style:font-name-asian="Symbol1" style:font-name-complex="Times New Roman" style:language-complex="ar" style:country-complex="SA" loext:padding="0in" loext:border="none"/>
    </style:style>
    <style:style style:name="T115" style:family="text">
      <style:text-properties fo:font-variant="normal" fo:text-transform="none" style:use-window-font-color="true" style:text-position="0% 100%" style:font-name="Times New Roman" fo:letter-spacing="normal" fo:language="uk" fo:country="UA" fo:font-style="normal" fo:font-weight="normal" officeooo:rsid="0058bddd" style:font-name-asian="Symbol1" style:font-name-complex="Times New Roman" style:language-complex="ar" style:country-complex="SA" loext:padding="0in" loext:border="none"/>
    </style:style>
    <style:style style:name="T116" style:family="text">
      <style:text-properties fo:font-variant="normal" fo:text-transform="none" style:use-window-font-color="true" style:text-position="0% 100%" style:font-name="Times New Roman" fo:letter-spacing="normal" fo:language="uk" fo:country="UA" fo:font-style="normal" fo:font-weight="normal" officeooo:rsid="00226033" style:font-name-asian="Symbol1" style:font-name-complex="Symbol1" style:language-complex="ar" style:country-complex="SA" loext:padding="0in" loext:border="none"/>
    </style:style>
    <style:style style:name="T117" style:family="text">
      <style:text-properties fo:font-variant="normal" fo:text-transform="none" style:use-window-font-color="true" style:text-position="0% 100%" style:font-name="Times New Roman" fo:letter-spacing="normal" fo:language="uk" fo:country="UA" fo:font-style="normal" fo:font-weight="normal" officeooo:rsid="00145be7" style:font-name-asian="Symbol" style:font-name-complex="Symbol" style:language-complex="ar" style:country-complex="SA" loext:padding="0in" loext:border="none"/>
    </style:style>
    <style:style style:name="T118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9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20" style:family="text">
      <style:text-properties fo:font-variant="normal" fo:text-transform="none" style:use-window-font-color="true" style:text-position="sub 58%" style:font-name="Times New Roman" fo:letter-spacing="normal" fo:language="uk" fo:country="UA" fo:font-style="normal" fo:font-weight="normal" officeooo:rsid="00145be7" style:font-name-asian="Symbol1" style:font-name-complex="Times New Roman" style:language-complex="ar" style:country-complex="SA" loext:padding="0in" loext:border="none"/>
    </style:style>
    <style:style style:name="T121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2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3" style:family="text">
      <style:text-properties style:font-name-complex="Times New Roman"/>
    </style:style>
    <style:style style:name="T124" style:family="text">
      <style:text-properties officeooo:rsid="00020fd0" style:font-name-complex="Times New Roman"/>
    </style:style>
    <style:style style:name="T125" style:family="text">
      <style:text-properties officeooo:rsid="00067e84" style:font-name-complex="Times New Roman"/>
    </style:style>
    <style:style style:name="T126" style:family="text">
      <style:text-properties officeooo:rsid="0044822e" style:font-name-complex="Times New Roman"/>
    </style:style>
    <style:style style:name="T127" style:family="text">
      <style:text-properties officeooo:rsid="0044d497" style:font-name-complex="Times New Roman"/>
    </style:style>
    <style:style style:name="T128" style:family="text">
      <style:text-properties officeooo:rsid="0045183d" style:font-name-complex="Times New Roman"/>
    </style:style>
    <style:style style:name="T129" style:family="text">
      <style:text-properties officeooo:rsid="00340d8c" style:font-name-complex="Times New Roman"/>
    </style:style>
    <style:style style:name="T130" style:family="text">
      <style:text-properties officeooo:rsid="004da571" style:font-name-complex="Times New Roman"/>
    </style:style>
    <style:style style:name="T131" style:family="text">
      <style:text-properties officeooo:rsid="00113f11" style:font-name-complex="Times New Roman"/>
    </style:style>
    <style:style style:name="T132" style:family="text">
      <style:text-properties officeooo:rsid="0003347c" style:font-name-asian="Symbola" style:font-name-complex="Symbola"/>
    </style:style>
    <style:style style:name="T133" style:family="text">
      <style:text-properties officeooo:rsid="0004d113" style:font-name-asian="Symbola" style:font-name-complex="Symbola"/>
    </style:style>
    <style:style style:name="T134" style:family="text">
      <style:text-properties officeooo:rsid="00067e84" style:font-name-asian="Symbola" style:font-name-complex="Symbola"/>
    </style:style>
    <style:style style:name="T135" style:family="text">
      <style:text-properties officeooo:rsid="0006f533" style:font-name-asian="Symbola" style:font-name-complex="Symbola"/>
    </style:style>
    <style:style style:name="T136" style:family="text">
      <style:text-properties officeooo:rsid="0003347c" style:font-name-asian="utkal" style:font-name-complex="utkal"/>
    </style:style>
    <style:style style:name="T137" style:family="text">
      <style:text-properties officeooo:rsid="0006f533" style:font-name-asian="Times New Roman1" style:font-name-complex="Times New Roman1"/>
    </style:style>
    <style:style style:name="T138" style:family="text">
      <style:text-properties style:text-line-through-style="none" style:text-line-through-type="none"/>
    </style:style>
    <style:style style:name="T139" style:family="text">
      <style:text-properties style:text-line-through-style="none" style:text-line-through-type="none" style:font-name-complex="Times New Roman"/>
    </style:style>
    <style:style style:name="T140" style:family="text">
      <style:text-properties style:text-line-through-style="none" style:text-line-through-type="none" style:font-name-asian="Symbol" style:font-name-complex="Symbol"/>
    </style:style>
    <style:style style:name="T141" style:family="text">
      <style:text-properties style:text-line-through-style="none" style:text-line-through-type="none" officeooo:rsid="00020fd0" style:font-name-asian="Symbola" style:font-name-complex="Symbola"/>
    </style:style>
    <style:style style:name="T142" style:family="text">
      <style:text-properties officeooo:rsid="002d1800"/>
    </style:style>
    <style:style style:name="T143" style:family="text">
      <style:text-properties officeooo:rsid="003a5bbb"/>
    </style:style>
    <style:style style:name="T144" style:family="text">
      <style:text-properties officeooo:rsid="0040c615"/>
    </style:style>
    <style:style style:name="T145" style:family="text">
      <style:text-properties officeooo:rsid="004da571"/>
    </style:style>
    <style:style style:name="T146" style:family="text">
      <style:text-properties style:font-name="Times New Roman" fo:language="uk" fo:country="UA" style:font-name-complex="Times New Roman" style:language-complex="ar" style:country-complex="SA"/>
    </style:style>
    <style:style style:name="T147" style:family="text">
      <style:text-properties officeooo:rsid="003c096d"/>
    </style:style>
    <style:style style:name="T148" style:family="text">
      <style:text-properties officeooo:rsid="0058bddd"/>
    </style:style>
    <style:style style:name="T149" style:family="text">
      <style:text-properties officeooo:rsid="005b6704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Варіант №<text:span text:style-name="T149">27</text:span></text:p>
      <text:p text:style-name="P2"/>
      <text:p text:style-name="P2">1) Які з наведених співвідношень є <text:span text:style-name="T142">не</text:span>правильними?</text:p>
      <text:list xml:id="list4235877615" text:style-name="L1">
        <text:list-item>
          <text:p text:style-name="P51"><text:span text:style-name="T138">|⊘| = 0;</text:span> <text:s/></text:p>
        </text:list-item>
        <text:list-item>
          <text:p text:style-name="P53"><text:span text:style-name="T139">{2}</text:span><text:span text:style-name="T141">⊆</text:span><text:span text:style-name="T139">{1, {2}};</text:span><text:span text:style-name="T123"> <text:s/></text:span></text:p>
        </text:list-item>
        <text:list-item>
          <text:p text:style-name="P54"><text:span text:style-name="T123">1</text:span><text:span text:style-name="T136">∈</text:span><text:span text:style-name="T123">{1, {2}}; <text:s/></text:span></text:p>
        </text:list-item>
        <text:list-item>
          <text:p text:style-name="P53"><text:span text:style-name="T123">{</text:span><text:span text:style-name="T18">⊘</text:span><text:span text:style-name="T123">}</text:span><text:span text:style-name="T18">∈</text:span><text:span text:style-name="T123">{1, {2}}; <text:s/></text:span></text:p>
        </text:list-item>
        <text:list-item>
          <text:p text:style-name="P53"><text:span text:style-name="T18">⊘∈</text:span><text:span text:style-name="T123">{1, {2}}; <text:s/></text:span></text:p>
        </text:list-item>
        <text:list-item>
          <text:p text:style-name="P53"><text:span text:style-name="T139">{{2}}</text:span><text:span text:style-name="T140">∈</text:span><text:span text:style-name="T139">{1, {2}}</text:span><text:span text:style-name="T123">; <text:s/></text:span></text:p>
        </text:list-item>
        <text:list-item>
          <text:p text:style-name="P53"><text:span text:style-name="T123">{1}</text:span><text:span text:style-name="T18">⊆</text:span><text:span text:style-name="T123">{1, {2}}; <text:s/></text:span></text:p>
        </text:list-item>
        <text:list-item>
          <text:p text:style-name="P53"><text:span text:style-name="T132">⊘</text:span><text:span text:style-name="T18">⊆</text:span><text:span text:style-name="T123">{1, {2}}; <text:s/></text:span></text:p>
        </text:list-item>
        <text:list-item>
          <text:p text:style-name="P53"><text:span text:style-name="T123">{</text:span><text:span text:style-name="T18">⊘</text:span><text:span text:style-name="T123">}</text:span><text:span text:style-name="T18">⊆</text:span><text:span text:style-name="T123">{1, {2}}; <text:s/></text:span></text:p>
        </text:list-item>
        <text:list-item>
          <text:p text:style-name="P55">{1, ⊘} = {1};</text:p>
        </text:list-item>
        <text:list-item>
          <text:p text:style-name="P52">{1, 2, 3} = {1, {2}, 3};</text:p>
        </text:list-item>
        <text:list-item>
          <text:p text:style-name="P56">{1, 2, 3} = {1, 3, 2};</text:p>
          <text:p text:style-name="P57"/>
        </text:list-item>
      </text:list>
      <text:p text:style-name="P14"><text:span text:style-name="T123">2) Для заданої множини A = {</text:span><text:span text:style-name="T18">⊘</text:span><text:span text:style-name="T123">, {</text:span><text:span text:style-name="T126">i</text:span><text:span text:style-name="T123">, </text:span><text:span text:style-name="T126">k</text:span><text:span text:style-name="T123">}} побудувати булеан </text:span><text:span text:style-name="T19">β</text:span><text:span text:style-name="T123">(A) множини A.</text:span></text:p>
      <text:p text:style-name="P3"/>
      <text:p text:style-name="P15"><text:span text:style-name="T123">3) Нехай A={</text:span><text:span text:style-name="T128">2</text:span><text:span text:style-name="T123">, 3, </text:span><text:span text:style-name="T127">4</text:span><text:span text:style-name="T123">, </text:span><text:span text:style-name="T128">8</text:span><text:span text:style-name="T123">}, B={</text:span><text:span text:style-name="T128">2</text:span><text:span text:style-name="T123">, </text:span><text:span text:style-name="T128">4</text:span><text:span text:style-name="T123">, 7}. Знайти A</text:span><text:span text:style-name="T133">⋂</text:span><text:span text:style-name="T123">B, A</text:span><text:span text:style-name="T133">⋃</text:span><text:span text:style-name="T123">B, В\А, A\B, A</text:span><text:span text:style-name="T133">∇</text:span><text:span text:style-name="T123">B, де </text:span><text:span text:style-name="T18">∇</text:span><text:span text:style-name="T123"> - симетрична різниця.</text:span></text:p>
      <text:p text:style-name="P1"/>
      <text:p text:style-name="P16"><text:span text:style-name="T123">4) Довести, що A</text:span><text:span text:style-name="T18">⊆</text:span><text:span text:style-name="T123">C </text:span><text:span text:style-name="T126">тоді й тільки тоді, коли</text:span><text:span text:style-name="T123"> </text:span><text:span text:style-name="T18">β</text:span><text:span text:style-name="T123">(A) </text:span><text:span text:style-name="T18">⊆</text:span><text:span text:style-name="T123"> </text:span><text:span text:style-name="T18">β</text:span><text:span text:style-name="T123">(C), де </text:span><text:span text:style-name="T18">β</text:span><text:span text:style-name="T123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7"><text:span text:style-name="T123">(а) A </text:span><text:span text:style-name="T18">⋂ </text:span><text:span text:style-name="T123">(А </text:span><text:span text:style-name="T18">⋃ </text:span><text:span text:style-name="T123">В) = А; <text:s/></text:span></text:p>
      <text:p text:style-name="P17"><text:span text:style-name="T125">(</text:span><text:span text:style-name="T129">б</text:span><text:span text:style-name="T125">) <text:s/>(A </text:span><text:span text:style-name="T21">⋂</text:span><text:span text:style-name="T125"> B) ⋃ (А </text:span><text:span text:style-name="T21">⋂ </text:span><text:span text:style-name="T134">⎺</text:span><text:span text:style-name="T125">В) ⋃ (</text:span><text:span text:style-name="T21">⎺</text:span><text:span text:style-name="T125">A </text:span><text:span text:style-name="T21">⋂</text:span><text:span text:style-name="T125"> B) = A </text:span><text:span text:style-name="T21">⋂</text:span><text:span text:style-name="T125"> B, </text:span><text:span text:style-name="T124">де </text:span><text:span text:style-name="T20">⎺Х</text:span><text:span text:style-name="T124"> — </text:span><text:span text:style-name="T125">операція доповнення множини Х.</text:span></text:p>
      <text:p text:style-name="P1"/>
      <text:p text:style-name="P18"><text:span text:style-name="T123">6) Довести, що не можна виразити операцію \ через операції ⋃ та </text:span><text:span text:style-name="T18">⋂</text:span><text:span text:style-name="T123">.</text:span></text:p>
      <text:p text:style-name="P1"/>
      <text:p text:style-name="P4">7) Нехай на множині М = {1, 2, 3, 4} задані відношення:</text:p>
      <text:p text:style-name="P19"><text:span text:style-name="T123">R</text:span><text:span text:style-name="T4">1</text:span><text:span text:style-name="T123">={(1,1), (2,2), (3,3), (4,4), (2,3), (2,4), (3,1), (4,1)}; </text:span></text:p>
      <text:p text:style-name="P20"><text:span text:style-name="T123">R</text:span><text:span text:style-name="T4">2</text:span><text:span text:style-name="T3"> </text:span><text:span text:style-name="T123">= {(1, 2), (1, 3), (2, 3), (2, 4), (4, 1), (4, 3)};</text:span></text:p>
      <text:p text:style-name="P20"><text:span text:style-name="T123">R</text:span><text:span text:style-name="T3">3</text:span><text:span text:style-name="T123"> = {(1,2), (1,3), (1,4), (2,1), (3,1), (3, 3), (4, 1)}; </text:span></text:p>
      <text:p text:style-name="P14"><text:span text:style-name="T123">R</text:span><text:span text:style-name="T3">4</text:span><text:span text:style-name="T123"> = {(1, 1), (2, 2), (3, 3), (4, 4), (1, 3), (2, 4), (3, 1), (4, 2)}; </text:span></text:p>
      <text:p text:style-name="P14"><text:span text:style-name="T123">R</text:span><text:span text:style-name="T3">5</text:span><text:span text:style-name="T123"> = {(1, 1), (1, 2), (1, 4), (2, 2), (2, 4), (3, 3), (3, 4), (4, 2), (4, 3), (4, 4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23">8) Довести, що (A\B)</text:span><text:span text:style-name="T135">⨯</text:span><text:span text:style-name="T123">С=(A</text:span><text:span text:style-name="T18">⨯</text:span><text:span text:style-name="T123">С)\(B</text:span><text:span text:style-name="T18">⨯</text:span><text:span text:style-name="T123">С).</text:span></text:p>
      <text:p text:style-name="P6"/>
      <text:p text:style-name="P21"><text:span text:style-name="T123">9) Для відношень R</text:span><text:span text:style-name="T3">1</text:span><text:span text:style-name="T123"> і R</text:span><text:span text:style-name="T3">2</text:span><text:span text:style-name="T123"> таких, що R</text:span><text:span text:style-name="T3">1</text:span><text:span text:style-name="T18">⊆</text:span><text:span text:style-name="T123">R</text:span><text:span text:style-name="T3">2</text:span><text:span text:style-name="T123"> довести, що R</text:span><text:span text:style-name="T3">1</text:span><text:span text:style-name="T16">○</text:span><text:span text:style-name="T123">Q </text:span><text:span text:style-name="T18">⊆</text:span><text:span text:style-name="T123"> R</text:span><text:span text:style-name="T3">2</text:span><text:span text:style-name="T18">○</text:span><text:span text:style-name="T123">Q, де Q – довільне відношення.</text:span></text:p>
      <text:p text:style-name="P1"/>
      <text:p text:style-name="P14"><text:span text:style-name="T123">10) Довести, що композиція R</text:span><text:span text:style-name="T3">1</text:span><text:span text:style-name="T18">○</text:span><text:span text:style-name="T123">R</text:span><text:span text:style-name="T3">2</text:span><text:span text:style-name="T123"> симетричних відношень R</text:span><text:span text:style-name="T3">1</text:span><text:span text:style-name="T123"> і R</text:span><text:span text:style-name="T3">2</text:span><text:span text:style-name="T123"> буде симетричним відношенням тоді і тільки тоді, коли R</text:span><text:span text:style-name="T3">1</text:span><text:span text:style-name="T18">○</text:span><text:span text:style-name="T123">R</text:span><text:span text:style-name="T3">2</text:span><text:span text:style-name="T123"> = R</text:span><text:span text:style-name="T3">2</text:span><text:span text:style-name="T18">○</text:span><text:span text:style-name="T123">R</text:span><text:span text:style-name="T3">1</text:span><text:span text:style-name="T123">.</text:span></text:p>
      <text:p text:style-name="P1"/>
      <text:p text:style-name="P22"><text:span text:style-name="T123">11) </text:span><text:span text:style-name="T37">В</text:span><text:span text:style-name="T38">ід</text:span><text:span text:style-name="T37">ношення R</text:span><text:span text:style-name="T76">+</text:span><text:span text:style-name="T37"> назива</text:span><text:span text:style-name="T38">є</text:span><text:span text:style-name="T37">ться транзитивн</text:span><text:span text:style-name="T38">и</text:span><text:span text:style-name="T37">м зам</text:span><text:span text:style-name="T38">и</text:span><text:span text:style-name="T37">кан</text:span><text:span text:style-name="T38">н</text:span><text:span text:style-name="T37">ям в</text:span><text:span text:style-name="T38">ід</text:span><text:span text:style-name="T37">ношення </text:span><text:span text:style-name="T38">R</text:span><text:span text:style-name="T37"> на М, якщо </text:span><text:span text:style-name="T38">a</text:span><text:span text:style-name="T37">R</text:span><text:span text:style-name="T76">+</text:span><text:span text:style-name="T38">b</text:span><text:span text:style-name="T37">, </text:span><text:span text:style-name="T38">де </text:span><text:span text:style-name="T37">а, </text:span><text:span text:style-name="T38">b</text:span><text:span text:style-name="T37"> </text:span><text:span text:style-name="T48">∈</text:span><text:span text:style-name="T37">М, тод</text:span><text:span text:style-name="T38">і</text:span><text:span text:style-name="T37"> й т</text:span><text:span text:style-name="T38">іл</text:span><text:span text:style-name="T37">ьки тод</text:span><text:span text:style-name="T38">і</text:span><text:span text:style-name="T37">, коли у множи</text:span><text:span text:style-name="T38">ні</text:span><text:span text:style-name="T37"> М </text:span><text:span text:style-name="T38">існ</text:span><text:span text:style-name="T37">у</text:span><text:span text:style-name="T38">є</text:span><text:span text:style-name="T37"> така посл</text:span><text:span text:style-name="T39">ід</text:span><text:span text:style-name="T37">ов</text:span><text:span text:style-name="T39">ні</text:span><text:span text:style-name="T37">сть елемен</text:span><text:span text:style-name="T39">ті</text:span><text:span text:style-name="T37">в а</text:span><text:span text:style-name="T71">1</text:span><text:span text:style-name="T37">, а</text:span><text:span text:style-name="T70">2</text:span><text:span text:style-name="T37">, ..., а</text:span><text:span text:style-name="T71">k</text:span><text:span text:style-name="T37">, що а</text:span><text:span text:style-name="T71">1</text:span><text:span text:style-name="T37"> = а, а</text:span><text:span text:style-name="T71">k</text:span><text:span text:style-name="T37"> = </text:span><text:span text:style-name="T50">b</text:span><text:span text:style-name="T37"> </text:span><text:span text:style-name="T39">і</text:span><text:span text:style-name="T37"> а</text:span><text:span text:style-name="T71">1</text:span><text:span text:style-name="T37">Rа</text:span><text:span text:style-name="T70">2</text:span><text:span text:style-name="T37">, а</text:span><text:span text:style-name="T71">2</text:span><text:span text:style-name="T37">Rа</text:span><text:span text:style-name="T71">3</text:span><text:span text:style-name="T37">, ..., а</text:span><text:span text:style-name="T71">k-1</text:span><text:span text:style-name="T37">Rа</text:span><text:span text:style-name="T71">k</text:span><text:span text:style-name="T39">. </text:span><text:span text:style-name="T37">Довести, що в</text:span><text:span text:style-name="T39">ід</text:span><text:span text:style-name="T37">ношення R транзитивне тод</text:span><text:span text:style-name="T39">і</text:span><text:span text:style-name="T37"> й т</text:span><text:span text:style-name="T39">іл</text:span><text:span text:style-name="T37">ьки тод</text:span><text:span text:style-name="T39">і</text:span><text:span text:style-name="T37">, коли R</text:span><text:span text:style-name="T76">+</text:span><text:span text:style-name="T37"> = R.</text:span></text:p>
      <text:p text:style-name="P7"/>
      <text:p text:style-name="P14"><text:span text:style-name="T123">12) Довести, якщо f</text:span><text:span text:style-name="T18">⊆</text:span><text:span text:style-name="T123">А</text:span><text:span text:style-name="T18">⨯</text:span><text:span text:style-name="T123">В і g</text:span><text:span text:style-name="T18">⊆</text:span><text:span text:style-name="T123">B</text:span><text:span text:style-name="T18">⨯</text:span><text:span text:style-name="T123">C - всюди визначені відношення, то f</text:span><text:span text:style-name="T18">○</text:span><text:span text:style-name="T123">g</text:span><text:span text:style-name="T18">⊆</text:span><text:span text:style-name="T123">А</text:span><text:span text:style-name="T18">⨯</text:span><text:span text:style-name="T123">C - всюди визначене.</text:span></text:p>
      <text:p text:style-name="P1"/>
      <text:p text:style-name="P23"><text:soft-page-break/><text:span text:style-name="T130">13) Довести, що відношення f</text:span><text:span text:style-name="T22">⊆</text:span><text:span text:style-name="T130">А</text:span><text:span text:style-name="T22">⨯</text:span><text:span text:style-name="T130">В є ін’єктивним відношенням тоді й тільки тоді, коли f</text:span><text:span text:style-name="T22">○</text:span><text:span text:style-name="T130">f</text:span><text:span text:style-name="T7">-1</text:span><text:span text:style-name="T22">⊆</text:span><text:span text:style-name="T130">і</text:span><text:span text:style-name="T5">А</text:span><text:span text:style-name="T130">.</text:span></text:p>
      <text:p text:style-name="P8"/>
      <text:p text:style-name="P8">14) Нехай задані множини A = {a, b, c, d, e} і B = {1, 2, 3, 4, 5} та відношення між ними:</text:p>
      <text:p text:style-name="P8">C<text:span text:style-name="T145">1</text:span> = {(a, 2), (a, 5), (b, 1), (b, 5), (c, 2), (d, 3), (d, 5)}, </text:p>
      <text:p text:style-name="P8">C<text:span text:style-name="T145">2</text:span> = {(a, 3), (b, 2), (c, 3), (e, 3)},</text:p>
      <text:p text:style-name="P8">C3 = {(a, 2), (a, 3), (b, 1), (c, 4), (c, 5), (d, 1), (e, 2), (e, 4)}, <text:s text:c="3"/></text:p>
      <text:p text:style-name="P8">C4 = {(a, 4), (b, 3), (c, 5), (d, 2), (e, 1)}, </text:p>
      <text:p text:style-name="P8">C5 = {(a, 2), (b, 3), (c, 4), (d, 1), (e, 5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66">Довести, що для дов</text:span><text:span text:style-name="T67">іл</text:span><text:span text:style-name="T66">ьного в</text:span><text:span text:style-name="T67">ід</text:span><text:span text:style-name="T66">ношення екв</text:span><text:span text:style-name="T67">і</text:span><text:span text:style-name="T66">валентнос</text:span><text:span text:style-name="T67">ті</text:span><text:span text:style-name="T66"> </text:span><text:span text:style-name="T44">R</text:span><text:span text:style-name="T66"> наведе</text:span><text:span text:style-name="T67">ні</text:span><text:span text:style-name="T66"> твердження р</text:span><text:span text:style-name="T67">і</text:span><text:span text:style-name="T66">вносиль</text:span><text:span text:style-name="T67">ні</text:span><text:span text:style-name="T66">:</text:span></text:p>
      <text:p text:style-name="P10"><text:span text:style-name="T65">(а) (х, у)</text:span><text:span text:style-name="T68">∈</text:span><text:span text:style-name="T44">R; </text:span><text:span text:style-name="T33">(б)</text:span><text:span text:style-name="T44"> [x]</text:span><text:span text:style-name="T72">R</text:span><text:span text:style-name="T44"> </text:span><text:span text:style-name="T47">⋂</text:span><text:span text:style-name="T44"> [y]</text:span><text:span text:style-name="T72">R</text:span><text:span text:style-name="T44"> </text:span><text:span text:style-name="T66">≠</text:span><text:span text:style-name="T44"> </text:span><text:span text:style-name="T47">⊘</text:span><text:span text:style-name="T44">; </text:span><text:span text:style-name="T33">(в) </text:span><text:span text:style-name="T44">[x]</text:span><text:span text:style-name="T72">R</text:span><text:span text:style-name="T44"> = [y]</text:span><text:span text:style-name="T72">R</text:span><text:span text:style-name="T44">.</text:span></text:p>
      <text:p text:style-name="P1"/>
      <text:p text:style-name="P11">16) На множині А = {a, b, c, d} визначити частковий порядок з <text:span text:style-name="T147">одним</text:span> мінімальним і двома максимальним<text:span text:style-name="T147">и</text:span>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8"><text:span text:style-name="T123">18) Нехай R і Q – часткові порядки на множині А. Довести, що R</text:span><text:span text:style-name="T18">⋂</text:span><text:span text:style-name="T123">Q - частковий порядок на А.</text:span></text:p>
      <text:p text:style-name="P12"/>
      <text:p text:style-name="P12">19) Побудувати відношення лінійного порядку на множині N<text:span text:style-name="T6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4"><text:span text:style-name="T123">23) Нехай А – довільна множина, f: A</text:span><text:span text:style-name="T137">→</text:span><text:span text:style-name="T18">β</text:span><text:span text:style-name="T123">(A) - відображення. Довести, що f(A)</text:span><text:span text:style-name="T137">≠</text:span><text:span text:style-name="T18">β</text:span><text:span text:style-name="T123">(A) і |f(A)|&lt;|</text:span><text:span text:style-name="T18">β</text:span><text:span text:style-name="T123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3">Знайти множини:</text:span></text:p>
      <text:p text:style-name="P24"><text:span text:style-name="T24">(а) {</text:span><text:span text:style-name="T28">⊘</text:span><text:span text:style-name="T24">} </text:span><text:span text:style-name="T28">⋂</text:span><text:span text:style-name="T24"> {</text:span><text:span text:style-name="T28">⊘</text:span><text:span text:style-name="T24">}; <text:s/></text:span></text:p>
      <text:p text:style-name="P24"><text:span text:style-name="T24">(б) {</text:span><text:span text:style-name="T28">⊘</text:span><text:span text:style-name="T24">, {</text:span><text:span text:style-name="T28">⊘</text:span><text:span text:style-name="T24">}} \ </text:span><text:span text:style-name="T28">⊘</text:span><text:span text:style-name="T24">; </text:span></text:p>
      <text:p text:style-name="P24"><text:span text:style-name="T24">(в) </text:span><text:span text:style-name="T28">⊘</text:span><text:span text:style-name="T24"> </text:span><text:span text:style-name="T28">⋂</text:span><text:span text:style-name="T24"> {</text:span><text:span text:style-name="T28">⊘</text:span><text:span text:style-name="T24">}; </text:span></text:p>
      <text:p text:style-name="P12"><text:span text:style-name="T23">(г) {</text:span><text:span text:style-name="T28">⊘</text:span><text:span text:style-name="T23">, {</text:span><text:span text:style-name="T28">⊘</text:span><text:span text:style-name="T23">}} \ {{</text:span><text:span text:style-name="T28">⊘</text:span><text:span text:style-name="T23">}}; </text:span></text:p>
      <text:p text:style-name="P12"><text:span text:style-name="T23">(д) </text:span><text:span text:style-name="T28">⊘</text:span><text:span text:style-name="T23">⋃{</text:span><text:span text:style-name="T28">⊘</text:span><text:span text:style-name="T23">}; </text:span></text:p>
      <text:p text:style-name="P12"><text:span text:style-name="T23">(е) {</text:span><text:span text:style-name="T28">⊘</text:span><text:span text:style-name="T23">, {</text:span><text:span text:style-name="T28">⊘</text:span><text:span text:style-name="T23">}} \ {</text:span><text:span text:style-name="T28">⊘</text:span><text:span text:style-name="T23">}.</text:span></text:p>
      <text:p text:style-name="P12"/>
      <text:p text:style-name="P12">26) <text:span text:style-name="T13">Нехай А = {а</text:span><text:span text:style-name="T1">1</text:span><text:span text:style-name="T13">, а</text:span><text:span text:style-name="T2">2</text:span><text:span text:style-name="T13">, ..., а</text:span><text:span text:style-name="T1">n</text:span><text:span text:style-name="T13">} — ск</text:span><text:span text:style-name="T14">ін</text:span><text:span text:style-name="T13">ченна множина, </text:span><text:span text:style-name="T14">що складається</text:span><text:span text:style-name="T13"> з </text:span><text:span text:style-name="T14">n </text:span><text:span text:style-name="T13">елемент</text:span><text:span text:style-name="T14">ів</text:span><text:span text:style-name="T13"> (|</text:span><text:span text:style-name="T14">А</text:span><text:span text:style-name="T13">| = </text:span><text:span text:style-name="T14">n</text:span><text:span text:style-name="T13">). </text:span><text:span text:style-name="T45">Довести,</text:span><text:span text:style-name="T13"> </text:span><text:span text:style-name="T14">що </text:span><text:span text:style-name="T13">к</text:span><text:span text:style-name="T14">іл</text:span><text:span text:style-name="T13">ь</text:span><text:span text:style-name="T14">кі</text:span><text:span text:style-name="T13">сть ус</text:span><text:span text:style-name="T14">і</text:span><text:span text:style-name="T13">х п</text:span><text:span text:style-name="T14">ід</text:span><text:span text:style-name="T13">множин множин</text:span><text:span text:style-name="T14">и А (її булеан </text:span><text:span text:style-name="T17">β</text:span><text:span text:style-name="T13">(A)</text:span><text:span text:style-name="T14">) </text:span><text:span text:style-name="T13">дор</text:span><text:span text:style-name="T14">і</text:span><text:span text:style-name="T13">вню</text:span><text:span text:style-name="T14">є</text:span><text:span text:style-name="T13"> 2</text:span><text:span text:style-name="T8">|</text:span><text:span text:style-name="T9">А</text:span><text:span text:style-name="T8">|</text:span><text:span text:style-name="T13">, тобто |</text:span><text:span text:style-name="T17">β</text:span><text:span text:style-name="T13">(A)|</text:span><text:span text:style-name="T14">=</text:span><text:span text:style-name="T13">2</text:span><text:span text:style-name="T8">|</text:span><text:span text:style-name="T9">А</text:span><text:span text:style-name="T8">|</text:span><text:span text:style-name="T13">.</text:span></text:p>
      <text:p text:style-name="P12"/>
      <text:p text:style-name="P12">27) <text:span text:style-name="T13">Встановити вза</text:span><text:span text:style-name="T15">є</text:span><text:span text:style-name="T13">мно-однозначну в</text:span><text:span text:style-name="T15">ід</text:span><text:span text:style-name="T13">пов</text:span><text:span text:style-name="T15">ід</text:span><text:span text:style-name="T13">н</text:span><text:span text:style-name="T15">іс</text:span><text:span text:style-name="T13">ть </text:span><text:span text:style-name="T15">мі</text:span><text:span text:style-name="T13">ж множиною натуральних чисел N </text:span><text:span text:style-name="T15">і</text:span><text:span text:style-name="T13"> множиною ц</text:span><text:span text:style-name="T46">іл</text:span><text:span text:style-name="T13">их чисел </text:span><text:span text:style-name="T15">Z.</text:span></text:p>
      <text:p text:style-name="P12"/>
      <text:p text:style-name="P40"><text:span text:style-name="T146">28) Довести, об’єднання </text:span><text:span text:style-name="T80">злічен</text:span><text:span text:style-name="T146">ної сукупності континуальних множин має потужність континуум.</text:span></text:p>
      <text:p text:style-name="P12"/>
      <text:p text:style-name="P24"><text:span text:style-name="T123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2">в</text:span><text:span text:style-name="T10">ідповідь обґрунтувати):</text:span></text:p>
      <text:p text:style-name="P28">(а) якщо А = В, то А ~ В;</text:p>
      <text:p text:style-name="P28">(б) якщо А ~ В, то А = В.</text:p>
      <text:p text:style-name="P12"><text:soft-page-break/></text:p>
      <text:p text:style-name="P12">30) <text:span text:style-name="T81">Довести, що якщо A та B — зліченні, то A</text:span><text:span text:style-name="T83">⨯</text:span><text:span text:style-name="T81">B — зліченн</text:span><text:span text:style-name="T84">а </text:span><text:span text:style-name="T81">множин</text:span><text:span text:style-name="T84">а</text:span><text:span text:style-name="T81">.</text:span></text:p>
      <text:p text:style-name="P12"/>
      <text:p text:style-name="P24"><text:span text:style-name="T95">31) </text:span><text:span text:style-name="T91">Число, яке не </text:span><text:span text:style-name="T92">є</text:span><text:span text:style-name="T91"> коренем жодного многочлена з ра</text:span><text:span text:style-name="T92">ці</text:span><text:span text:style-name="T91">ональними коеф</text:span><text:span text:style-name="T98">іці</text:span><text:span text:style-name="T99">є</text:span><text:span text:style-name="T91">нтами, назива</text:span><text:span text:style-name="T92">є</text:span><text:span text:style-name="T91">ться трансцендентним. </text:span><text:span text:style-name="T92">Довести, що м</text:span><text:span text:style-name="T91">ножина в</text:span><text:span text:style-name="T92">сі</text:span><text:span text:style-name="T91">х трансцендентних чисел континуальна.</text:span></text:p>
      <text:p text:style-name="P30"/>
      <text:p text:style-name="P24"><text:span text:style-name="T95">32) </text:span><text:span text:style-name="T91">Побудувати взаємно-однозначну відповідність між точками довільн</text:span><text:span text:style-name="T100">их двох</text:span><text:span text:style-name="T91"> відрізк</text:span><text:span text:style-name="T93">ів</text:span><text:span text:style-name="T91"> </text:span><text:span text:style-name="T90">[</text:span><text:span text:style-name="T91">а, </text:span><text:span text:style-name="T90">b] </text:span><text:span text:style-name="T91">i </text:span><text:span text:style-name="T90">[</text:span><text:span text:style-name="T93">c</text:span><text:span text:style-name="T91">, </text:span><text:span text:style-name="T93">d</text:span><text:span text:style-name="T90">].</text:span></text:p>
      <text:p text:style-name="P31"/>
      <text:p text:style-name="P43"><text:span text:style-name="T88">33) </text:span><text:span text:style-name="T82">Довести, що м</text:span><text:span text:style-name="T81">ножина в</text:span><text:span text:style-name="T82">сі</text:span><text:span text:style-name="T81">х п</text:span><text:span text:style-name="T82">ід</text:span><text:span text:style-name="T81">множин зл</text:span><text:span text:style-name="T82">і</text:span><text:span text:style-name="T81">ченно</text:span><text:span text:style-name="T82">ї</text:span><text:span text:style-name="T81"> множини А ма</text:span><text:span text:style-name="T82">є </text:span><text:span text:style-name="T81">потуж</text:span><text:span text:style-name="T82">ні</text:span><text:span text:style-name="T81">сть континуум.</text:span></text:p>
      <text:p text:style-name="P29"/>
      <text:p text:style-name="P24"><text:span text:style-name="T95">34) </text:span><text:span text:style-name="T91">Встановити вза</text:span><text:span text:style-name="T90">є</text:span><text:span text:style-name="T91">мно-однозначну в</text:span><text:span text:style-name="T90">ід</text:span><text:span text:style-name="T91">пов</text:span><text:span text:style-name="T90">ід</text:span><text:span text:style-name="T101">ні</text:span><text:span text:style-name="T91">сть </text:span><text:span text:style-name="T101">мі</text:span><text:span text:style-name="T91">ж точками квадрата </text:span><text:span text:style-name="T90">[</text:span><text:span text:style-name="T91">а, </text:span><text:span text:style-name="T90">b]</text:span><text:span text:style-name="T96">⨯</text:span><text:span text:style-name="T90">[</text:span><text:span text:style-name="T91">а, </text:span><text:span text:style-name="T90">b]</text:span><text:span text:style-name="T91"> та площини.</text:span></text:p>
      <text:p text:style-name="P30"/>
      <text:p text:style-name="P24"><text:span text:style-name="T95">35) </text:span><text:span text:style-name="T90">Довести, що для дов</text:span><text:span text:style-name="T94">іл</text:span><text:span text:style-name="T90">ьних в</text:span><text:span text:style-name="T94">ід</text:span><text:span text:style-name="T90">ношень </text:span><text:span text:style-name="T100">R</text:span><text:span text:style-name="T118">1</text:span><text:span text:style-name="T105"> </text:span><text:span text:style-name="T106">і </text:span><text:span text:style-name="T100">R</text:span><text:span text:style-name="T118">2</text:span><text:span text:style-name="T90"> викону</text:span><text:span text:style-name="T94">є</text:span><text:span text:style-name="T90">ться <text:s/>(</text:span><text:span text:style-name="T100">R</text:span><text:span text:style-name="T118">1</text:span><text:span text:style-name="T105">○</text:span><text:span text:style-name="T100">R</text:span><text:span text:style-name="T118">2</text:span><text:span text:style-name="T94">)</text:span><text:span text:style-name="T122">-1</text:span><text:span text:style-name="T94"> </text:span><text:span text:style-name="T90">= </text:span><text:span text:style-name="T100">R</text:span><text:span text:style-name="T119">2</text:span><text:span text:style-name="T121">-1</text:span><text:span text:style-name="T105">○</text:span><text:span text:style-name="T100">R</text:span><text:span text:style-name="T119">1</text:span><text:span text:style-name="T121">-1</text:span><text:span text:style-name="T102">.</text:span></text:p>
      <text:p text:style-name="P32"/>
      <text:p text:style-name="P24"><text:span text:style-name="T43">36) </text:span><text:span text:style-name="T37">Довести, що об’</text:span><text:span text:style-name="T41">є</text:span><text:span text:style-name="T37">днання </text:span><text:span text:style-name="T36">R</text:span><text:span text:style-name="T69">1</text:span><text:span text:style-name="T37">⋃</text:span><text:span text:style-name="T36">R</text:span><text:span text:style-name="T69">2</text:span><text:span text:style-name="T37"> двох еквівалентностей </text:span><text:span text:style-name="T36">R</text:span><text:span text:style-name="T69">1</text:span><text:span text:style-name="T37"> </text:span><text:span text:style-name="T49">і</text:span><text:span text:style-name="T37"> </text:span><text:span text:style-name="T36">R</text:span><text:span text:style-name="T69">2</text:span><text:span text:style-name="T37"> </text:span><text:span text:style-name="T40">є</text:span><text:span text:style-name="T37"> екв</text:span><text:span text:style-name="T40">і</text:span><text:span text:style-name="T37">валентн</text:span><text:span text:style-name="T40">і</text:span><text:span text:style-name="T37">стю тод</text:span><text:span text:style-name="T40">і</text:span><text:span text:style-name="T37"> й т</text:span><text:span text:style-name="T40">іл</text:span><text:span text:style-name="T37">ьки т</text:span><text:span text:style-name="T40">о</text:span><text:span text:style-name="T37">д</text:span><text:span text:style-name="T40">і</text:span><text:span text:style-name="T37">, коли </text:span><text:span text:style-name="T36">R</text:span><text:span text:style-name="T69">1</text:span><text:span text:style-name="T37">⋃</text:span><text:span text:style-name="T36">R</text:span><text:span text:style-name="T69">2</text:span><text:span text:style-name="T37"> = </text:span><text:span text:style-name="T36">R</text:span><text:span text:style-name="T69">1</text:span><text:span text:style-name="T37">○</text:span><text:span text:style-name="T36">R</text:span><text:span text:style-name="T69">2</text:span><text:span text:style-name="T37">.</text:span></text:p>
      <text:p text:style-name="P35"/>
      <text:p text:style-name="P24"><text:span text:style-name="T43">37) </text:span><text:span text:style-name="T37">Довести, що для дов</text:span><text:span text:style-name="T40">іл</text:span><text:span text:style-name="T37">ьного в</text:span><text:span text:style-name="T40">ід</text:span><text:span text:style-name="T37">ношення екв</text:span><text:span text:style-name="T40">і</text:span><text:span text:style-name="T37">валентнос</text:span><text:span text:style-name="T40">ті </text:span><text:span text:style-name="T36">R</text:span><text:span text:style-name="T37"> викону</text:span><text:span text:style-name="T40">є</text:span><text:span text:style-name="T37">ться р</text:span><text:span text:style-name="T40">і</text:span><text:span text:style-name="T37">вн</text:span><text:span text:style-name="T40">і</text:span><text:span text:style-name="T37">сть </text:span><text:span text:style-name="T36">R</text:span><text:span text:style-name="T47">○</text:span><text:span text:style-name="T36">R</text:span><text:span text:style-name="T37"> = </text:span><text:span text:style-name="T36">R</text:span><text:span text:style-name="T37">.</text:span></text:p>
      <text:p text:style-name="P35"/>
      <text:p text:style-name="P26"><text:span text:style-name="T61">38) </text:span><text:span text:style-name="T54">Довести, що компози</text:span><text:span text:style-name="T55">ці</text:span><text:span text:style-name="T54">я </text:span><text:span text:style-name="T53">R</text:span><text:span text:style-name="T73">1</text:span><text:span text:style-name="T54">○</text:span><text:span text:style-name="T53">R</text:span><text:span text:style-name="T73">2</text:span><text:span text:style-name="T54"> двох еквівалентностей </text:span><text:span text:style-name="T53">R</text:span><text:span text:style-name="T73">1</text:span><text:span text:style-name="T54"> </text:span><text:span text:style-name="T64">і</text:span><text:span text:style-name="T54"> </text:span><text:span text:style-name="T53">R</text:span><text:span text:style-name="T73">2</text:span><text:span text:style-name="T54"> </text:span><text:span text:style-name="T55">є</text:span><text:span text:style-name="T54"> екв</text:span><text:span text:style-name="T55">і</text:span><text:span text:style-name="T54">валент</text:span><text:span text:style-name="T55">ні</text:span><text:span text:style-name="T54">стю, якщо </text:span><text:span text:style-name="T53">R</text:span><text:span text:style-name="T73">1</text:span><text:span text:style-name="T54">○</text:span><text:span text:style-name="T53">R</text:span><text:span text:style-name="T73">2 </text:span><text:span text:style-name="T56">=</text:span><text:span text:style-name="T54"> </text:span><text:span text:style-name="T53">R</text:span><text:span text:style-name="T73">1</text:span><text:span text:style-name="T54">⋃</text:span><text:span text:style-name="T53">R</text:span><text:span text:style-name="T73">2</text:span><text:span text:style-name="T54">. </text:span><text:span text:style-name="T56">Чи вірне обернене твердження? </text:span><text:span text:style-name="T62">(</text:span><text:span text:style-name="T61">В</text:span><text:span text:style-name="T62">ідповідь обґрунтувати).</text:span></text:p>
      <text:p text:style-name="P36"/>
      <text:p text:style-name="P26"><text:span text:style-name="T61">39) </text:span><text:span text:style-name="T56">Довести, що композиція </text:span><text:span text:style-name="T53">R</text:span><text:span text:style-name="T73">1</text:span><text:span text:style-name="T63">○</text:span><text:span text:style-name="T53">R</text:span><text:span text:style-name="T73">2</text:span><text:span text:style-name="T56"> транзитивних відношень </text:span><text:span text:style-name="T53">R</text:span><text:span text:style-name="T73">1</text:span><text:span text:style-name="T54"> </text:span><text:span text:style-name="T64">і</text:span><text:span text:style-name="T54"> </text:span><text:span text:style-name="T53">R</text:span><text:span text:style-name="T73">2</text:span><text:span text:style-name="T54"> </text:span><text:span text:style-name="T55">є</text:span><text:span text:style-name="T56"> транзитивним відношенням, якщо </text:span><text:span text:style-name="T53">R</text:span><text:span text:style-name="T73">1</text:span><text:span text:style-name="T63">○</text:span><text:span text:style-name="T53">R</text:span><text:span text:style-name="T73">2</text:span><text:span text:style-name="T57"> = </text:span><text:span text:style-name="T53">R</text:span><text:span text:style-name="T74">2</text:span><text:span text:style-name="T63">○</text:span><text:span text:style-name="T53">R</text:span><text:span text:style-name="T74">1</text:span><text:span text:style-name="T56">. Чи вірне обернене твердження? </text:span><text:span text:style-name="T62">(</text:span><text:span text:style-name="T61">В</text:span><text:span text:style-name="T62">ідповідь обґрунтувати).</text:span></text:p>
      <text:p text:style-name="P36"/>
      <text:p text:style-name="P24"><text:span text:style-name="T43">40) </text:span><text:span text:style-name="T37">Побудувати найменше в</text:span><text:span text:style-name="T41">ід</text:span><text:span text:style-name="T37">ношення еквівалентност</text:span><text:span text:style-name="T41">і</text:span><text:span text:style-name="T37"> </text:span><text:span text:style-name="T41">Q</text:span><text:span text:style-name="T37"> на множи</text:span><text:span text:style-name="T41">ні </text:span><text:span text:style-name="T37">М = {1, 2, 3}, що включа</text:span><text:span text:style-name="T42">є</text:span><text:span text:style-name="T37"> задане в</text:span><text:span text:style-name="T42">ід</text:span><text:span text:style-name="T37">ношення К = {(2, </text:span><text:span text:style-name="T42">1</text:span><text:span text:style-name="T37">), (3, </text:span><text:span text:style-name="T42">2</text:span><text:span text:style-name="T37">)}.</text:span></text:p>
      <text:p text:style-name="P35"/>
      <text:p text:style-name="P25"><text:span text:style-name="T61">41) </text:span><text:span text:style-name="T54">Нехай </text:span><text:span text:style-name="T53">R</text:span><text:span text:style-name="T54"> — транзитивне в</text:span><text:span text:style-name="T58">ід</text:span><text:span text:style-name="T54">ношення на множи</text:span><text:span text:style-name="T58">ні</text:span><text:span text:style-name="T54"> М. Довести, що </text:span><text:span text:style-name="T53">R</text:span><text:span text:style-name="T54"> </text:span><text:span text:style-name="T58">є</text:span><text:span text:style-name="T54"> частковим порядком на </text:span><text:span text:style-name="T58">М</text:span><text:span text:style-name="T54"> тод</text:span><text:span text:style-name="T58">і</text:span><text:span text:style-name="T54"> й </text:span><text:span text:style-name="T58">ті</text:span><text:span text:style-name="T54">льки тод</text:span><text:span text:style-name="T58">і</text:span><text:span text:style-name="T54">, коли </text:span><text:span text:style-name="T58">R</text:span><text:span text:style-name="T51">⋂</text:span><text:span text:style-name="T58">R</text:span><text:span text:style-name="T77">-1 </text:span><text:span text:style-name="T58">= i</text:span><text:span text:style-name="T75">A</text:span><text:span text:style-name="T58">.</text:span></text:p>
      <text:p text:style-name="P37"/>
      <text:p text:style-name="P27"><text:span text:style-name="T61">42) </text:span><text:span text:style-name="T108">Чи можна накреслити на площи</text:span><text:span text:style-name="T109">ні</text:span><text:span text:style-name="T108"> континуальну множину к</text:span><text:span text:style-name="T109">іл</text:span><text:span text:style-name="T108">, жод</text:span><text:span text:style-name="T109">ні</text:span><text:span text:style-name="T108"> два з яких не перетинаються? </text:span><text:span text:style-name="T110">(</text:span><text:span text:style-name="T108">В</text:span><text:span text:style-name="T110">ідповідь обґрунтувати).</text:span></text:p>
      <text:p text:style-name="P39"/>
      <text:p text:style-name="P39"><text:span text:style-name="T148">43) </text:span>Довести, що будь-яка непорожня скінченна частково впорядкована множина А містить мінімальний і максимальний елементи.</text:p>
      <text:p text:style-name="P34"/>
      <text:p text:style-name="P41"><text:span text:style-name="T115">44) </text:span><text:span text:style-name="T111">Довести, що </text:span><text:span text:style-name="T112">перетин</text:span><text:span text:style-name="T111"> </text:span><text:span text:style-name="T113">f</text:span><text:span text:style-name="T120">1</text:span><text:span text:style-name="T116">⋂</text:span><text:span text:style-name="T113">f</text:span><text:span text:style-name="T120">2</text:span><text:span text:style-name="T111"> двох в</text:span><text:span text:style-name="T113">ідо</text:span><text:span text:style-name="T111">бражень </text:span><text:span text:style-name="T113">f</text:span><text:span text:style-name="T120">1</text:span><text:span text:style-name="T111"> </text:span><text:span text:style-name="T113">і f</text:span><text:span text:style-name="T120">2 <text:s/></text:span><text:span text:style-name="T111">з </text:span><text:span text:style-name="T113">А</text:span><text:span text:style-name="T111"> в В буде в</text:span><text:span text:style-name="T113">ід</text:span><text:span text:style-name="T111">ображенням </text:span><text:span text:style-name="T113">з</text:span><text:span text:style-name="T111"> А </text:span><text:span text:style-name="T114">в </text:span><text:span text:style-name="T111">В тод</text:span><text:span text:style-name="T113">і</text:span><text:span text:style-name="T111"> й т</text:span><text:span text:style-name="T113">іл</text:span><text:span text:style-name="T111">ьки тод</text:span><text:span text:style-name="T113">і</text:span><text:span text:style-name="T111">, коли <text:s/></text:span><text:span text:style-name="T113">f</text:span><text:span text:style-name="T120">1</text:span><text:span text:style-name="T111"> </text:span><text:span text:style-name="T117">=</text:span><text:span text:style-name="T111"> </text:span><text:span text:style-name="T113">f</text:span><text:span text:style-name="T120">2</text:span><text:span text:style-name="T113">.</text:span></text:p>
      <text:p text:style-name="P33"/>
      <text:p text:style-name="P24"><text:span text:style-name="T79">45) </text:span><text:span text:style-name="T78">За яких умов виконуються рівності</text:span><text:span text:style-name="T123">: (а) </text:span><text:span text:style-name="T131">A \ B = В \ А; <text:s/></text:span><text:span text:style-name="T25">(</text:span><text:span text:style-name="T26">б</text:span><text:span text:style-name="T25">) A \ B = </text:span><text:span text:style-name="T27">В?</text:span></text:p>
      <text:p text:style-name="P12"/>
      <text:p text:style-name="P24"><text:span text:style-name="T95">46) </text:span><text:span text:style-name="T89">Довести, </text:span><text:span text:style-name="T81">що скінченні множини еквівалентні тоді і тільки тоді, коли кількість їх елементів співпадає.</text:span></text:p>
      <text:p text:style-name="P42"/>
      <text:p text:style-name="P45"><text:span text:style-name="T88">47) </text:span><text:span text:style-name="T104">Нехай </text:span><text:span text:style-name="T107">≤</text:span><text:span text:style-name="T104"> </text:span><text:span text:style-name="T103">i</text:span><text:span text:style-name="T104"> &lt; — традиц</text:span><text:span text:style-name="T103">ійні</text:span><text:span text:style-name="T104"> в</text:span><text:span text:style-name="T103">ід</text:span><text:span text:style-name="T104">ношення порядку на множи</text:span><text:span text:style-name="T103">ні</text:span><text:span text:style-name="T104"> натуральних чи</text:span><text:span text:style-name="T103">сел N. Довести, що </text:span></text:p>
      <text:p text:style-name="P45"><text:span text:style-name="T104">&lt;</text:span><text:span text:style-name="T102">○</text:span><text:span text:style-name="T104">&lt; </text:span><text:span text:style-name="T107">≠</text:span><text:span text:style-name="T103"> </text:span><text:span text:style-name="T104">&lt;</text:span><text:span text:style-name="T107">.</text:span></text:p>
      <text:p text:style-name="P46"/>
      <text:p text:style-name="P26"><text:span text:style-name="T61">48) </text:span><text:span text:style-name="T59">Якою </text:span><text:span text:style-name="T60">є</text:span><text:span text:style-name="T59"> потуж</text:span><text:span text:style-name="T60">ні</text:span><text:span text:style-name="T59">сть множини ус</text:span><text:span text:style-name="T60">і</text:span><text:span text:style-name="T59">х монотонних в</text:span><text:span text:style-name="T60">ід</text:span><text:span text:style-name="T59">ображень типу </text:span><text:span text:style-name="T60">N</text:span><text:span text:style-name="T52">→</text:span><text:span text:style-name="T60">N</text:span><text:span text:style-name="T59">? </text:span><text:span text:style-name="T62">(</text:span><text:span text:style-name="T61">В</text:span><text:span text:style-name="T62">ідповідь обґрунтувати).</text:span></text:p>
      <text:p text:style-name="P38"/>
      <text:p text:style-name="P49"><text:span text:style-name="T32">49) </text:span><text:span text:style-name="T29">Показати</text:span><text:span text:style-name="T30">, </text:span><text:span text:style-name="T29">що</text:span><text:span text:style-name="T30"> сюр'єктивність </text:span><text:span text:style-name="T31">відповідності </text:span><text:span text:style-name="T30">не є інваріантн</text:span><text:span text:style-name="T31">ою</text:span><text:span text:style-name="T30"> відносно перетину.</text:span></text:p>
      <text:p text:style-name="P58"><text:soft-page-break/></text:p>
      <text:p text:style-name="P44"><text:span text:style-name="T87">50) </text:span><text:span text:style-name="T85">Довести, що множина вс</text:span><text:span text:style-name="T86">і</text:span><text:span text:style-name="T85">х ск</text:span><text:span text:style-name="T86">ін</text:span><text:span text:style-name="T85">ченних п</text:span><text:span text:style-name="T86">ід</text:span><text:span text:style-name="T85">множин зл</text:span><text:span text:style-name="T97">і</text:span><text:span text:style-name="T85">ченно</text:span><text:span text:style-name="T86">ї</text:span><text:span text:style-name="T85"> множини — зл</text:span><text:span text:style-name="T86">і</text:span><text:span text:style-name="T85">ченна.</text:span></text:p>
      <text:p text:style-name="P13"/>
      <text:p text:style-name="P47"><text:span text:style-name="T43">51) </text:span><text:span text:style-name="T34">Довести, що множина в</text:span><text:span text:style-name="T35">сі</text:span><text:span text:style-name="T34">х зл</text:span><text:span text:style-name="T35">і</text:span><text:span text:style-name="T34">ченних посл</text:span><text:span text:style-name="T35">ід</text:span><text:span text:style-name="T34">овностей натуральних чисел ма</text:span><text:span text:style-name="T35">є</text:span><text:span text:style-name="T34"> потуж</text:span><text:span text:style-name="T35">ні</text:span><text:span text:style-name="T34">сть континуум.</text:span>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32:12.775480849</dc:date>
    <meta:editing-cycles>41</meta:editing-cycles>
    <meta:editing-duration>PT8H31M12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20" meta:character-count="6467" meta:non-whitespace-character-count="5394"/>
  </office:meta>
</office:document-meta>
</file>